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0dde6a"/>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0dde6a"/>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0dde6a"/>
    </style:style>
    <style:style style:name="P4" style:family="paragraph" style:parent-style-name="Text_20_body">
      <style:paragraph-properties fo:margin-left="0cm" fo:margin-right="0cm" fo:orphans="2" fo:widows="2" fo:text-indent="0cm" style:auto-text-indent="false"/>
      <style:text-properties officeooo:paragraph-rsid="000dde6a"/>
    </style:style>
    <style:style style:name="P5" style:family="paragraph" style:parent-style-name="Text_20_body">
      <style:text-properties officeooo:paragraph-rsid="000dde6a"/>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normal" officeooo:rsid="000b48ab"/>
    </style:style>
    <style:style style:name="T3" style:family="text">
      <style:text-properties style:font-name="Times New Roman" fo:font-size="14pt" fo:font-style="normal" fo:font-weight="normal"/>
    </style:style>
    <style:style style:name="T4" style:family="text">
      <style:text-properties fo:color="#708090" style:font-name="Times New Roman" fo:font-size="14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el de votre demande:</text:p>
      <text:p text:style-name="P5"/>
      <text:p text:style-name="P4"><text:span text:style-name="T1">Format de téléchargement: : </text:span><text:span text:style-name="Strong_20_Emphasis"><text:span text:style-name="T1">Texte</text:span></text:span></text:p>
      <text:p text:style-name="P4"><text:span text:style-name="T1">Vues </text:span><text:span text:style-name="Strong_20_Emphasis"><text:span text:style-name="T1">1</text:span></text:span><text:span text:style-name="T1"> à </text:span><text:span text:style-name="Strong_20_Emphasis"><text:span text:style-name="T1">572</text:span></text:span><text:span text:style-name="T1"> sur </text:span><text:span text:style-name="Strong_20_Emphasis"><text:span text:style-name="T1">572</text:span></text:span></text:p>
      <text:p text:style-name="P4"><text:span text:style-name="T1">Nombre de pages: </text:span><text:span text:style-name="Strong_20_Emphasis"><text:span text:style-name="T1">572</text:span></text:span></text:p>
      <text:p text:style-name="P2">Notice complète:</text:p>
      <text:p text:style-name="P4"><text:span text:style-name="Strong_20_Emphasis"><text:span text:style-name="T1">Titre : </text:span></text:span><text:span text:style-name="T1">Jean Bart et Louis XIV : drames maritimes du XVIIe siècle / par Eugène Sue ; édition illustrée... par J.-A. Beaucé</text:span></text:p>
      <text:p text:style-name="P4"><text:span text:style-name="Strong_20_Emphasis"><text:span text:style-name="T1">Auteur : </text:span></text:span><text:span text:style-name="T1">Sue, Eugène (1804-1857). Auteur du texte</text:span></text:p>
      <text:p text:style-name="P4"><text:span text:style-name="Strong_20_Emphasis"><text:span text:style-name="T1">Éditeur : </text:span></text:span><text:span text:style-name="T1">Marescq et Cie (Paris)</text:span></text:p>
      <text:p text:style-name="P4"><text:span text:style-name="Strong_20_Emphasis"><text:span text:style-name="T1">Date d'édition : </text:span></text:span><text:span text:style-name="T1">1851</text:span></text:p>
      <text:p text:style-name="P4"><text:span text:style-name="Strong_20_Emphasis"><text:span text:style-name="T1">Contributeur : </text:span></text:span><text:span text:style-name="T1">Beaucé, Jean Adolphe (1818-1875). Illustrateur</text:span></text:p>
      <text:p text:style-name="P4"><text:span text:style-name="Strong_20_Emphasis"><text:span text:style-name="T1">Type : </text:span></text:span><text:span text:style-name="T1">monographie imprimée</text:span></text:p>
      <text:p text:style-name="P4"><text:span text:style-name="Strong_20_Emphasis"><text:span text:style-name="T1">Langue : </text:span></text:span><text:span text:style-name="T1">français</text:span></text:p>
      <text:p text:style-name="P4"><text:span text:style-name="Strong_20_Emphasis"><text:span text:style-name="T1">Langue : </text:span></text:span><text:span text:style-name="T1">Français</text:span></text:p>
      <text:p text:style-name="P4"><text:span text:style-name="Strong_20_Emphasis"><text:span text:style-name="T1">Format : </text:span></text:span><text:span text:style-name="T1">1 vol. (490 p.) : ill., pl. et frontispice ; in-4</text:span></text:p>
      <text:p text:style-name="P4"><text:span text:style-name="Strong_20_Emphasis"><text:span text:style-name="T1">Format : </text:span></text:span><text:span text:style-name="T1">Nombre total de vues : 572</text:span></text:p>
      <text:p text:style-name="P4"><text:span text:style-name="Strong_20_Emphasis"><text:span text:style-name="T1">Description : </text:span></text:span><text:span text:style-name="T1">Contient une table des matières</text:span></text:p>
      <text:p text:style-name="P4"><text:span text:style-name="Strong_20_Emphasis"><text:span text:style-name="T1">Description : </text:span></text:span><text:span text:style-name="T1">Avec mode texte</text:span></text:p>
      <text:p text:style-name="P4"><text:span text:style-name="Strong_20_Emphasis"><text:span text:style-name="T1">Droits : </text:span></text:span><text:span text:style-name="T1">domaine public</text:span></text:p>
      <text:p text:style-name="P4"><text:span text:style-name="Strong_20_Emphasis"><text:span text:style-name="T1">Identifiant : </text:span></text:span><text:a xlink:type="simple" xlink:href="https://gallica.bnf.fr/ark:/12148/bpt6k6365618w" office:target-frame-name="_blank" xlink:show="new" text:style-name="Internet_20_link" text:visited-style-name="Visited_20_Internet_20_Link"><text:span text:style-name="T1">ark:/12148/bpt6k6365618w</text:span></text:a></text:p>
      <text:p text:style-name="P4"><text:span text:style-name="Strong_20_Emphasis"><text:span text:style-name="T1">Source : </text:span></text:span><text:span text:style-name="T1">Bibliothèque nationale de France, département Philosophie, histoire, sciences de l'homme, 4-LH7-5</text:span></text:p>
      <text:p text:style-name="P4"><text:span text:style-name="Strong_20_Emphasis"><text:span text:style-name="T1">Notice du catalogue : </text:span></text:span><text:a xlink:type="simple" xlink:href="https://gallica.bnf.fr/http://catalogue.bnf.fr/ark:/12148/cb31419283n" office:target-frame-name="_blank" xlink:show="new" text:style-name="Internet_20_link" text:visited-style-name="Visited_20_Internet_20_Link"><text:span text:style-name="T1">http://catalogue.bnf.fr/ark:/12148/cb31419283n</text:span></text:a></text:p>
      <text:p text:style-name="P4"><text:span text:style-name="Strong_20_Emphasis"><text:span text:style-name="T1">Provenance : </text:span></text:span><text:span text:style-name="T1">Bibliothèque nationale de France</text:span></text:p>
      <text:p text:style-name="P4"><text:span text:style-name="Strong_20_Emphasis"><text:span text:style-name="T1">Date de mise en ligne : </text:span></text:span><text:span text:style-name="T1">12/11/2012</text:span></text:p>
      <text:p text:style-name="P4"><text:span text:style-name="T1">Le texte affiché peut comporter un certain nombre d'erreurs. En effet, le mode texte de ce document a été généré de façon automatique par un programme de reconnaissance optique de caractères (OCR). Le taux de reconnaissance estimé pour </text:span><text:soft-page-break/><text:span text:style-name="T1">ce document est de 100%.<text:line-break/></text:span></text:p>
      <text:p text:style-name="P4"><text:span text:style-name="T1">_____________________________</text:span><text:span text:style-name="T2">__</text:span></text:p>
      <text:p text:style-name="P4"><text:span text:style-name="T2"/></text:p>
      <text:p text:style-name="P2">Enfin le capitaine atteignit le fauteuil et s'y laissa tomber pesamment, en poussant une nouvelle exclamation d'angoisse.</text:p>
      <text:p text:style-name="P2">- Sainte Vierge! mon ami, souffrez-vous donc davantage?</text:p>
      <text:p text:style-name="P2">s'écria mademoiselle Bart avec effroi.</text:p>
      <text:p text:style-name="P3">— <text:span text:style-name="T3">Non, non, Catherine, c'est l'appareil qui s'est un peu dérangé, je crois. Voilà tout.</text:span></text:p>
      <text:p text:style-name="P2">A chaque cri de maître Cornille, les sourcils prononcés de son fils s'étaient fortement contractés, tandis que le vieux Sauret murmurait entre ses dents je ne sais quelle imprécation contre ceux d'outre-mer.</text:p>
      <text:p text:style-name="P2">Lorsque maître Cornille fut bien assis et accommodé dans son fauteuil, il tourna languissamment ses yeux éteints vers sa femme, qui le regardait en silence avec une expression de tendresse et de douleur inexprimable, tout en serrant sur son sein la tête de son fils.</text:p>
      <text:p text:style-name="P2">.1 - Dieu est juste, ma bonne Catherine, dit Cornille Bart; j'espère qu'il récompensera tes bons soins en ne nous séparant pas encore, et en me laissant vivre pour élever notre petit Jean, de telle sorte qu'il devienne un brave et digne marin de guerre, car c'est lui, parmi nos enfants, que je destine à cet état. Les autres garçons navigueront pour les bourgeois. Mais lui, s'il plaît à Dieu, fera la guerre comme mon père et moi l'avons faite.</text:p>
      <text:p text:style-name="P2">Catherine leva au ciel ses yeux baignés de larmes, comme pour le prier d'exaucer la prière de son mari, et Jean fronça de nouveau les sourcils.</text:p>
      <text:p text:style-name="P3">— <text:span text:style-name="T3">Mais, dit Cornille Bart, il me semble, mon vieux Sauret, que le feu a été peu vif aujourd'hui ?</text:span></text:p>
      <text:p text:style-name="P3">— <text:span text:style-name="T3">Oui, maître. Mais on assure que M. le maréchal de Hocquincourta été tué ce matin dans une sortie par les enfants perdus de M. de Turenne.</text:span></text:p>
      <text:p text:style-name="P3">— <text:span text:style-name="T3">Bonne fin pour lui, qui se battait contre son pays. et pourtant c'était un capitaine ! Je l'ai vu fort et vaillant au vieux Mardyk. Mais à quoi sert la valeur, quand on défend une mauvaise cause? Hélas! hélas! en quel temps Dunkerque serat-il enfin, et une bonne fois, et pour toujours, à la France, et à jamais délivré de l'Anglais et de l'Espagnol ?. Seigneur Dieu, je crains bien de ne pas voir cette bonne heure.</text:span></text:p>
      <text:p text:style-name="P3"><text:soft-page-break/>— <text:span text:style-name="T3">Pourquoi donc cette crainte, mon ami? dit Catherine, et puis d'ailleurs M. le maréchal de Turenne ne commande-t-il pas pour le roi de France, aussi bien que milord Lockart pour le lord protecteur? Vous m'avez dit vous-même que notre ville ne pouvait longtemps résister malgré la valeur de monseigneur le marquis de Lède, parce que l'isue du siège était indifférente aux habitants, bien sûrs qu'ils sont d'une capitulation honorable et avantageuse; et mon Dieu ! mon Dieu ! fasse le ciel que cela soit bientôt, pour que je puisse revoir mes pauvres enfants, qui sont heureusement demeurés à Bergues avec ma sœur.</text:span></text:p>
      <text:p text:style-name="P3">— <text:span text:style-name="T3">Aussi les reverrons-nous bientôt, Catherine, car la ville ne peut en effet résister longtemps; mais, pour ce qui est de revenir à la France, c'est autre chose. Dans cette guerre, les Anglais garderont sans doute la ville pour se rémunérer d'avoir prêté leur flotte à la France; car c'est une honte pour le cardinal de penser qu'on n'a eu qu'un seul brûlot à envoyer à l'armée anglaise ; oui, Catherine, un brûlot, c'est tout ce qu'on a pu trouver dans les ports du Ponant. Je ne dis rien de$ galères du Levant, car elles ne peuvent naviguer dehors la Méditerranée; mais aussi bien. femme, assez de ce siège, dit Cornille en se retournant avec peine.</text:span></text:p>
      <text:p text:style-name="P3">— <text:span text:style-name="T3">Plût au ciel que vous eussiez toujours dit cela, mon ami, et qu'il y a tantôt dix jours vous n'eussiez pas tenté de sortir du canal pour essayer d'enlever cette ramberge d'Angleterre (I) 1 alors vous n'eussiez pas été blessé. - Eh ! que veux-tu, femme? c'est la chance de la guerre. Mais dis-moi, mon petit Jean, ajouta maître Cornille en attirant son fils entre ses jambes et jouant avec ses grands cheveux, dis-moi donc, mon petit Jean, à quoi penses-tu làl tout</text:span></text:p>
      <text:p text:style-name="P2">(1) Grand navire de guerre de la force d'une frégate de nosjeurs.</text:p>
      <text:p text:style-name="P1"/>
      <text:p text:style-name="P2">triste et tout soucieux comme un écolier qui craint la férule dn recteur?</text:p>
      <text:p text:style-name="P3">— <text:span text:style-name="T3">Oh 1 c'est que. je pense au grand John Brish. mon père, répondit l'enfant d'un ton de colère concentrée.</text:span></text:p>
      <text:p text:style-name="P3">— <text:span text:style-name="T3">Et qu'est-ce que le grand John Brish. mon petit Jean ?</text:span></text:p>
      <text:p text:style-name="P2">- Révérence parler, maître, dit Sauret en s'avançant avec timidité, John Brish est le fils de cet ancien bosseman anglais notre voisin, si bien que notre jeune monsieur Jean, depuis que vous êtes blessé, maître, ne peut voir ni rencontrer ce John Brish sans le bâtonner, s'il a houssine ou'bâton à la main, ou bien, à défaut, le gourmer simplement à furieux coups de poing.</text:p>
      <text:p text:style-name="P3">— <text:span text:style-name="T3">Seigneur Dieu, encore des querelles ! dit la pauvre mère effrayée ; — et pourquoi cela, Jean. pourquoi battez-vous ainsi </text:span><text:span text:style-name="T4">-</text:span><text:span text:style-name="T3"> cet Anglais?. juste ciel!.</text:span></text:p>
      <text:p text:style-name="P3"><text:soft-page-break/>— <text:span text:style-name="T3">Je bats cet Anglais, ma mère, parce que les Anglais ont blessé mon père, — dit résolûment le fils de Cornille Bart. Et ce dernier ne put s'empêcher de sourire.</text:span></text:p>
      <text:p text:style-name="P2">- Oui, oui, c'est pour cela même, dit Sauret en secouant la tête d'un air triomphant, c'est pour cela même que John Brish reçoit une telle pitance de gourmades. Aussi, dès qu'on voit en même temps dans la rue notre brave jeune monsieur et ce grand roseau d'outre mer, tous les voisins sont à's'appeler en criant : Oh là! hé! venez donc voir le petit à maître Cornille qui va donner sa râtelée au fils du bosseman anglais;. et pourtant, maître, le fils du bosseman est bien plus grand et a bien trois ans de plus que notre jeune monsieur. Ah dame!</text:p>
      <text:p text:style-name="P2">aussi, maître, notre jeune monsieur vous fait honneur dans Dunkerque ; vertubleu ! on en parle depuis Furnes jusqu'à l'Effarinchouque. Et cette autre fois donc, il y a un an, quand, avec deux mousses de Hollande, notre jeune monsieur s'en est allé bravement dans la haute mer avec cette petite barque qu'ils avaient dérobée. Oh! c'est ça qui est encore glorieux. d'autant qu'au partir le temps était bonasse (t), et qu'au retour le vent était d'aval (2) et si méfaisant, que notre jeune monsieur, qui s'était fait capitaine de cette coquille de noix, a failli périr dans cette braverie avec deux mousses qu'il battait à grands coups de rame, parce qu'il ne parlait pas leur langue, et qu'il ne savait comment leur faire comprendre qu'ils ne devaient pas avoir peur. Ah! min Dieu !. c'est ça qui était fier de naviguer par un temps pareil ; car tant plus on a des riottes (3) avec le vent de la mer, tant plus c'est glorieux, et tant plus.</text:p>
      <text:p text:style-name="P3">— <text:span text:style-name="T3">Taisez-vous, Sauret, vous n'êtes qu'un sot, dit mademoiselle Bart; allez chercher de la lumière, au lieu d'encourager ce pauvre enfant à de pareilles sottises; et vous, mon ami, ne grondez-vous pas votre fils de s'exposer ainsi, et d'être toujours sur le port, ou à monter aux mâts des vaisseaux, au lieu d'aller à l'école des pères minimes!. Enfin, mon ami, bien que vous ayez ordonné à Sauret de lui apprendre à lire, Jean connaît à peine ses lettres, et nos autres enfants lisent presque couramment.</text:span></text:p>
      <text:p text:style-name="P2">- C'est vrai, femme; mais mon petit Jean sait lire dans le gréement d'un vaisseau, et il pourrait te nommer les mâts, voiles et manœuvres d'un navire, depuis l'arbre (4) jusqu'au bourset, et depuis le grand pacfi jusqu'au bâton d'enseigne. Après tout, femme, je ne veux pas en faire un clerc non plus.</text:p>
      <text:p text:style-name="P3">— <text:span text:style-name="T3">Mais votre fils se fera tuer ou noyer, Seigneur Dieu. si vous l'encouragez ainsi, dit Catherine Bart les larmes aux yeux.</text:span></text:p>
      <text:p text:style-name="P2">- Oui, oui, tu as raison, dit le corsaire en prenant un air d'apparente sévérité, oui, tu as raison, et Jean a tort; il ne faut ni aller en mer, ni battre les Anglais, entendez-vous bien, mon fils ? -</text:p>
      <text:p text:style-name="P3">— <text:span text:style-name="T3">Et moi, ma mère, je vous dis que je battrai John comme</text:span></text:p>
      <text:p text:style-name="P2"><text:soft-page-break/>(1) Temps bonasse. On entendait alors par cette expression un temps pendant lequel le bâtiment ne pouvait être tourmenté ni par la mer ni par le vent, sans que cependant ce temps fût parfaitement propre à la navigation qu'on voulait faire.</text:p>
      <text:p text:style-name="P2">- (2) Vent d'aval. C'est, sur les rivières, le vent opposé au cours de l'eau, surtout quand ce cours est est et ouest. Sur les ports de mer, c'est aussi le vent d'ouest, surtout quand il vient de la nier. Ce mot vient sûrement du vieux mot avaler, encore en usage dans quelques provinces pour exprimer descendre.</text:p>
      <text:p text:style-name="P2">(3) Moite (vieux mol), querelle, dispute. „</text:p>
      <text:p text:style-name="P2">(4) L'arbre, le grand mât; le bourset, grand mât de hune; le grand pacfi, i grande voile. •</text:p>
      <text:p text:style-name="P2">un chien toutes fois que je le rencontrerai, parce qu'il a dit joyeusement, quand mon père a été blessé : Huzza, le Français a reçu son poivre. — Aussi moi je lui donnerai, à mon tour, poivre, sel et autres saupiquets(d), pourvoirquelgoûtily trouvera; et puis d'ailleurs, Sauret dit que chaque lardon que je donne à Jean Brish ôte une souffrance à mon père.</text:p>
      <text:p text:style-name="P3">— <text:span text:style-name="T3">Vous l'entendez! mon ami. c'est Sauret qui excite ainsi ce pauvre enfant.</text:span></text:p>
      <text:p text:style-name="P3">— <text:span text:style-name="T3">Pour cela, non, ma mère ; car, si j'ai battu John Brish, c'est de moi-même, s'il vous plaît, et c'est de moi même que je le battrai encore.</text:span></text:p>
      <text:p text:style-name="P3">— <text:span text:style-name="T3">Allons, Jean, dit le corsaire d'un air fort sérieux, ne ré- pondez pas ainsi à votre mère, ou je vous punirai et ne vous raconterai plus les histoires du vieux Jacobsen, le Renard de la mer, comme nous l'appelions autrefois, du temps qu'il était capitaine de mon père Antoine Bart, de ton grand-père, mon petit Jean.</text:span></text:p>
      <text:p text:style-name="P3">— <text:span text:style-name="T3">Oh ! contez, contez, mon père, s'écria Jean tout joyeux en s'asseyant aux pieds de maître Cornille.</text:span></text:p>
      <text:p text:style-name="P3">— <text:span text:style-name="T3">Vous allez vous fatiguer de nouveau, mon ami, dit Catherine; songez donc que le physicien a surtout recommandé de peu parler.</text:span></text:p>
      <text:p text:style-name="P3">— <text:span text:style-name="T3">Bon. n'aie pas de crainte. je parlerai doucement. Et puis ne faut-il pas que mon fils sache au moins que son grandpère n'est pas mort sans gloire, et comment il a succombé vaillamment sous le canon de l'Anglais!</text:span></text:p>
      <text:p text:style-name="P3">— <text:span text:style-name="T3">Mon grand-père est mort blessé par l'Anglais? s'écria Jean Bart en sentant sa colère se raviver contre John Brish.</text:span></text:p>
      <text:p text:style-name="P2">- Oui, mon petit héros, c'est en combattant l'Anglais que ton grand-père est mort.</text:p>
      <text:p text:style-name="P3"><text:soft-page-break/>— <text:span text:style-name="T3">Ah! pour cette fois, fourche de John Brish,.. merci de moi. s'il ne reste pas meurtri de cette dernière râteléel — s'écria Sauret qui venait d'entrer avec une lampe de cuivre à trois becs.</text:span></text:p>
      <text:p text:style-name="P2">Mais un regard sévère de mademoiselle Bart l'arrêta court.</text:p>
      <text:p text:style-name="P2">Aussi, mettant sa lampe sur un des bahuts, il resta muet et confus.</text:p>
      <text:p text:style-name="P3">— <text:span text:style-name="T3">Allons, pardonne-lui, Catherine, c'est un vieux et fidèle serviteur qui aime notre petit Jean à sa manière, dit Cornille ; — et, sur un signe de Catherine, il ajouta : — Ma femme te pardonne. Allons, va chercher ton chantier et ta galère, metstoi là, et viens écouter, aussi, car tu aimes autant ces récits que mon petit Jean lui-même.</text:span></text:p>
      <text:p text:style-name="P2">Sauret sortit tout joyeux et revint bientôt avec sa galère et ses outils, puis il s'assit par terre aux pieds de maître Cornille.</text:p>
      <text:p text:style-name="P2">A ce moment, le canon, qui avait cessé, se fit entendre de nouveau.</text:p>
      <text:p text:style-name="P3">— <text:span text:style-name="T3">Le canon? — C'est le canon! s'écria Jean en bondissant sur son escabeau.</text:span></text:p>
      <text:p text:style-name="P3">— <text:span text:style-name="T3">Oui, le feu recommence, dit Cornille.</text:span></text:p>
      <text:p text:style-name="P2">Catherine se signa, et prit sa quenouille.</text:p>
      <text:p text:style-name="P3">— <text:span text:style-name="T3">Et sur ma foi, mon petit Jean , toute cette artillerie accompagnera dignement le récit des faits d'armes de ton grandpère et du Renard de la mer, car c'est à ce bruit qu'ils ont conquis leur glorieuse renommée ! - dit maître Cornille avec enthousiasme.</text:span></text:p>
      <text:p text:style-name="P2">Et, en vérité, il y avait quelque chose de grand et d'héroïque dans cette scène; car c'était beau de voir cet intrépide marin presque mourant de ses blessures, au milieu des dangers d'un siège, raconter à son fils, au bruit sourd et prolongé du canon, la fin glorieuse de son pè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9T11:02:41.581000000</meta:creation-date>
    <dc:date>2020-12-19T11:02:56.336000000</dc:date>
    <meta:editing-duration>PT15S</meta:editing-duration>
    <meta:editing-cycles>1</meta:editing-cycles>
    <meta:document-statistic meta:table-count="0" meta:image-count="0" meta:object-count="0" meta:page-count="6" meta:paragraph-count="77" meta:word-count="2156" meta:character-count="12385" meta:non-whitespace-character-count="10272"/>
    <meta:generator>LibreOffice/6.3.6.2$Windows_X86_64 LibreOffice_project/2196df99b074d8a661f4036fca8fa0cbfa33a497</meta:generator>
  </office:meta>
</office:document-meta>
</file>